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8069in" table:align="left" style:writing-mode="lr-tb"/>
    </style:style>
    <style:style style:name="Table1.A" style:family="table-column">
      <style:table-column-properties style:column-width="2.90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6pt" style:text-underline-style="solid" style:text-underline-width="auto" style:text-underline-color="font-color" style:font-size-asian="16pt" style:font-size-complex="16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6pt" style:text-underline-style="solid" style:text-underline-width="auto" style:text-underline-color="font-color" style:font-size-asian="6pt" style:font-size-complex="6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6pt" style:font-size-asian="6pt" style:font-size-complex="6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6pt" fo:font-style="normal" style:font-size-asian="6pt" style:font-style-asian="normal" style:font-size-complex="6pt" style:font-style-complex="norm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7pt" style:font-size-asian="7pt" style:font-size-complex="7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5" style:family="paragraph" style:parent-style-name="Text_20_body">
      <style:paragraph-properties fo:text-align="center" style:justify-single-word="false">
        <style:tab-stops>
          <style:tab-stop style:position="0.5in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/>
    </style:style>
    <style:style style:name="P16" style:family="paragraph" style:parent-style-name="Text_20_body">
      <style:paragraph-properties style:line-height-at-least="0.1665in" fo:text-align="center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 style:font-weight-complex="normal"/>
    </style:style>
    <style:style style:name="P18" style:family="paragraph" style:parent-style-name="Text_20_body">
      <style:paragraph-properties fo:text-align="center" style:justify-single-word="false">
        <style:tab-stops>
          <style:tab-stop style:position="0.5in"/>
        </style:tab-stops>
      </style:paragraph-properties>
    </style:style>
    <style:style style:name="P19" style:family="paragraph" style:parent-style-name="Text_20_body">
      <style:paragraph-properties fo:margin-top="0in" fo:margin-bottom="0.0835in" style:line-height-at-least="0.1665in" fo:text-align="center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/>
    </style:style>
    <style:style style:name="P20" style:family="paragraph" style:parent-style-name="No_20_Spacing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Order of Service</text:p>
      <text:p text:style-name="P8">Mike Hughes</text:p>
      <text:p text:style-name="P2"/>
      <text:p text:style-name="P3">Music on Entry to the Chapel</text:p>
      <text:p text:style-name="P1">George Butterworth </text:p>
      <text:p text:style-name="P1">The Banks of Green Willow</text:p>
      <text:p text:style-name="P5"/>
      <text:p text:style-name="P6">Words of Welcome</text:p>
      <text:p text:style-name="P6"/>
      <text:p text:style-name="P6">Hymn</text:p>
      <text:p text:style-name="P9">I vow to Thee My Country</text:p>
      <text:p text:style-name="P10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5">I vow to thee, my country<text:line-break/>All earthly things above<text:line-break/>Entire and whole and perfect<text:line-break/>The service of my love</text:p>
            <text:p text:style-name="P16">The love that asks no questions<text:line-break/>The love that stands the test<text:line-break/>That lays upon the alter<text:line-break/>The dearest and the best</text:p>
            <text:p text:style-name="P16">The love that never falters<text:line-break/>The love that pays the price<text:line-break/>The love that makes undaunted<text:line-break/>The final sacrifice</text:p>
            <text:p text:style-name="P16">A love that asks no questions<text:line-break/>A love that stands the test<text:line-break/>That lays upon the alter<text:line-break/>The dearest and the best</text:p>
            <text:p text:style-name="P19">I vow to thee, my country<text:line-break/>All earthly things above<text:line-break/>Entire and whole and perfect<text:line-break/>The service of my love</text:p>
          </table:table-cell>
          <table:table-cell table:style-name="Table1.A1" office:value-type="string">
            <text:p text:style-name="P16">And there's another country<text:line-break/>I've heard of long ago<text:line-break/>Most dear to them that love her<text:line-break/>Most great to them that know</text:p>
            <text:p text:style-name="P16">We may not count her armies<text:line-break/>We may not see her King<text:line-break/>Her fortress is a faithful heart<text:line-break/>Her pride is suffering</text:p>
            <text:p text:style-name="P16">And soul by soul and silently<text:line-break/>Her shining bounds increase<text:line-break/>And her ways are ways of gentleness<text:line-break/>And all her paths are peace</text:p>
            <text:p text:style-name="P16">We may not count her armies<text:line-break/>We may not see her King<text:line-break/>Her fortress is a faithful heart<text:line-break/>Her pride is suffering</text:p>
            <text:p text:style-name="P19">And soul by soul and silently<text:line-break/>Her shining bounds increase<text:line-break/>And her ways are ways of gentleness<text:line-break/>And all her paths are peace</text:p>
          </table:table-cell>
        </table:table-row>
      </table:table>
      <text:p text:style-name="P18"/>
      <text:p text:style-name="P3">Paying Tribute -</text:p>
      <text:p text:style-name="P4">Remembering </text:p>
      <text:p text:style-name="P6">The Life of </text:p>
      <text:p text:style-name="P1">Mik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/>
      <text:p text:style-name="P4">Reflection Time &amp; Music</text:p>
      <text:p text:style-name="P6">Percy Granger -</text:p>
      <text:p text:style-name="P6">An English Country Garden</text:p>
      <text:p text:style-name="P13"/>
      <text:p text:style-name="P6">Prayers</text:p>
      <text:p text:style-name="P14">The Lord's Prayer</text:p>
      <text:p text:style-name="P20">Our Father, which art in heaven,<text:line-break/>Hallowed be thy Name.<text:line-break/>Thy Kingdom come.<text:line-break/>Thy will be done in earth,<text:line-break/>As it is in heaven.<text:line-break/>Give us this day our daily bread.<text:line-break/>And forgive us our trespasses,<text:line-break/>As we forgive them that trespass against us.<text:line-break/>And lead us not into temptation,<text:line-break/>But deliver us from evil.<text:line-break/>For thine is the kingdom,</text:p>
      <text:p text:style-name="P20">The power, and the glory,</text:p>
      <text:p text:style-name="P20">For ever and ever</text:p>
      <text:p text:style-name="P20"><text:tab/><text:tab/><text:tab/><text:tab/><text:tab/>Amen.</text:p>
      <text:p text:style-name="P11"/>
      <text:p text:style-name="P7">Psalm 23: The Lord is my Shepherd</text:p>
      <text:p text:style-name="P11"/>
      <text:p text:style-name="P6">The Lord is my shepherd; I shall not want.</text:p>
      <text:p text:style-name="P6">He makes me to lie down in green pastures;</text:p>
      <text:p text:style-name="P6">He leads me beside the still waters.</text:p>
      <text:p text:style-name="P6"/>
      <text:p text:style-name="P6">He restores my soul; He leads me in the paths of righteousness </text:p>
      <text:p text:style-name="P6">For His name’s sake.</text:p>
      <text:p text:style-name="P6"/>
      <text:p text:style-name="P6">Yea, though I walk through the valley of the shadow of death,</text:p>
      <text:p text:style-name="P6">I will fear no evil;</text:p>
      <text:p text:style-name="P6">For You are with me; Your rod and Your staff, they comfort me.</text:p>
      <text:p text:style-name="P6"/>
      <text:p text:style-name="P6">You prepare a table before me in the presence of my enemies;</text:p>
      <text:p text:style-name="P6">You anoint my head with oil; My cup runneth over.</text:p>
      <text:p text:style-name="P6"/>
      <text:p text:style-name="P6">Surely goodness and mercy shall follow me all the days of my life;</text:p>
      <text:p text:style-name="P6">And I will dwell in the house of the Lord forever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Hymn</text:p>
      <text:p text:style-name="P6">He Who Would Valiant Be</text:p>
      <text:p text:style-name="P17">He who would valiant be ’gainst all disaster,<text:line-break/>Let him in constancy follow the Master.<text:line-break/>There’s no discouragement shall make him once relent<text:line-break/>His first avowed intent to be a pilgrim.<text:line-break/><text:line-break/>Who so beset him round with dismal stories<text:line-break/>Do but themselves confound - his strength the more is.<text:line-break/>No foes shall stay his might; though he with giants fight,<text:line-break/>He will make good his right to be a pilgrim.<text:line-break/><text:line-break/>Since, Lord, Thou dost defend us with Thy Spirit,<text:line-break/>We know we at the end, shall life inherit.<text:line-break/>Then fancies flee away! I’ll fear not what men say,<text:line-break/>I’ll labor night and day to be a pilgrim</text:p>
      <text:p text:style-name="P1">Farewell</text:p>
      <text:p text:style-name="P12"/>
      <text:p text:style-name="P1">Closing Words</text:p>
      <text:p text:style-name="P11"/>
      <text:p text:style-name="P3">Music to Exit Chapel</text:p>
      <text:p text:style-name="P1">Vaughn Williams </text:p>
      <text:p text:style-name="P1">The Lark Ascendi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size="11pt" fo:language="en" fo:country="GB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Hughes</meta:initial-creator>
    <meta:creation-date>2014-09-04T20:54:03</meta:creation-date>
    <dc:date>2014-09-06T13:36:36</dc:date>
    <dc:creator>Chris Hughes</dc:creator>
    <meta:editing-duration>PT4M40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3" meta:paragraph-count="52" meta:word-count="585" meta:character-count="3011" meta:non-whitespace-character-count="2466"/>
  </office:meta>
</office:document-meta>
</file>